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 style:list-style-name="L1"/>
    <style:style style:name="P3" style:family="paragraph" style:parent-style-name="Preformatted_20_Text" style:list-style-name="L1">
      <style:paragraph-properties fo:margin-top="0in" fo:margin-bottom="0.1965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Preformatted_20_Text" style:list-style-name="L3"/>
    <style:style style:name="P7" style:family="paragraph" style:parent-style-name="Preformatted_20_Text" style:list-style-name="L3">
      <style:paragraph-properties fo:margin-top="0in" fo:margin-bottom="0.1965in" style:contextual-spacing="false"/>
    </style:style>
    <style:style style:name="P8" style:family="paragraph" style:parent-style-name="Text_20_body" style:list-style-name="L4"/>
    <style:style style:name="P9" style:family="paragraph" style:parent-style-name="Preformatted_20_Text" style:list-style-name="L4"/>
    <style:style style:name="P10" style:family="paragraph" style:parent-style-name="Preformatted_20_Text" style:list-style-name="L4">
      <style:paragraph-properties fo:margin-top="0in" fo:margin-bottom="0.1965in" style:contextual-spacing="false"/>
    </style:style>
    <style:style style:name="P11" style:family="paragraph" style:parent-style-name="Text_20_body" style:list-style-name="L5"/>
    <style:style style:name="P12" style:family="paragraph" style:parent-style-name="Preformatted_20_Text" style:list-style-name="L5"/>
    <style:style style:name="P13" style:family="paragraph" style:parent-style-name="Preformatted_20_Text" style:list-style-name="L5">
      <style:paragraph-properties fo:margin-top="0in" fo:margin-bottom="0.1965in" style:contextual-spacing="false"/>
    </style:style>
    <style:style style:name="P14" style:family="paragraph" style:parent-style-name="Text_20_body" style:list-style-name="L6"/>
    <style:style style:name="P15" style:family="paragraph" style:parent-style-name="Preformatted_20_Text" style:list-style-name="L6"/>
    <style:style style:name="P16" style:family="paragraph" style:parent-style-name="Preformatted_20_Text" style:list-style-name="L6">
      <style:paragraph-properties fo:margin-top="0in" fo:margin-bottom="0.1965in" style:contextual-spacing="false"/>
    </style:style>
    <style:style style:name="P17" style:family="paragraph" style:parent-style-name="Text_20_body" style:list-style-name="L7"/>
    <style:style style:name="P18" style:family="paragraph" style:parent-style-name="Preformatted_20_Text">
      <style:paragraph-properties fo:margin-top="0in" fo:margin-bottom="0.1965in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Preformatted_20_Text" style:list-style-name="L9">
      <style:paragraph-properties fo:margin-top="0in" fo:margin-bottom="0.1965in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Preformatted_20_Text" style:list-style-name="L14"/>
    <style:style style:name="P28" style:family="paragraph" style:parent-style-name="Preformatted_20_Text" style:list-style-name="L14">
      <style:paragraph-properties fo:margin-top="0in" fo:margin-bottom="0.1965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JavaScript Nedir?</text:span></text:h>
      <text:p text:style-name="Text_20_body">JavaScript, web sayfalarında etkileşim ve dinamik içerik oluşturmak için kullanılan, istemci taraflı (client-side) bir programlama dilidir. HTML ve CSS ile birlikte web geliştirme için temel bileşendir.</text:p>
      <text:p text:style-name="Horizontal_20_Line"/>
      <text:h text:style-name="Heading_20_3" text:outline-level="3">2. <text:span text:style-name="Strong_20_Emphasis">Değişkenler ve Veri Tipleri</text:span></text:h>
      <text:list text:style-name="L1">
        <text:list-item>
          <text:p text:style-name="P1"><text:span text:style-name="Strong_20_Emphasis"><text:span text:style-name="Source_20_Text">var</text:span></text:span><text:span text:style-name="Strong_20_Emphasis">, </text:span><text:span text:style-name="Strong_20_Emphasis"><text:span text:style-name="Source_20_Text">let</text:span></text:span><text:span text:style-name="Strong_20_Emphasis">, </text:span><text:span text:style-name="Strong_20_Emphasis"><text:span text:style-name="Source_20_Text">const</text:span></text:span><text:span text:style-name="Strong_20_Emphasis">:</text:span></text:p>
          <text:list>
            <text:list-item>
              <text:p text:style-name="P1"><text:span text:style-name="Source_20_Text">var</text:span>: Eski JavaScript sürümlerinde kullanılır, kapsamı fonksiyon içidir.</text:p>
            </text:list-item>
            <text:list-item>
              <text:p text:style-name="P1"><text:span text:style-name="Source_20_Text">let</text:span>: Blok kapsamlıdır, daha güvenli bir değişken tanımlamadır.</text:p>
            </text:list-item>
            <text:list-item>
              <text:p text:style-name="P1"><text:span text:style-name="Source_20_Text">const</text:span>: Sabit bir değeri saklar, değeri değiştirilmez.</text:p>
            </text:list-item>
          </text:list>
        </text:list-item>
        <text:list-item>
          <text:p text:style-name="P1"><text:span text:style-name="Strong_20_Emphasis">Veri Tipleri:</text:span></text:p>
          <text:list>
            <text:list-item>
              <text:p text:style-name="P1"><text:span text:style-name="Strong_20_Emphasis">Primitif Veri Tipleri</text:span>: <text:span text:style-name="Source_20_Text">number</text:span>, <text:span text:style-name="Source_20_Text">string</text:span>, <text:span text:style-name="Source_20_Text">boolean</text:span>, <text:span text:style-name="Source_20_Text">null</text:span>, <text:span text:style-name="Source_20_Text">undefined</text:span>, <text:span text:style-name="Source_20_Text">symbol</text:span>, <text:span text:style-name="Source_20_Text">bigint</text:span></text:p>
            </text:list-item>
            <text:list-item>
              <text:p text:style-name="P1"><text:span text:style-name="Strong_20_Emphasis">Referans Veri Tipleri</text:span>: <text:span text:style-name="Source_20_Text">object</text:span>, <text:span text:style-name="Source_20_Text">array</text:span>, <text:span text:style-name="Source_20_Text">function</text:span></text:p>
            </text:list-item>
          </text:list>
          <text:p text:style-name="P1"><text:span text:style-name="Strong_20_Emphasis">Örnek:</text:span></text:p>
          <text:p text:style-name="P2"><text:span text:style-name="Source_20_Text">let age = 25; // number</text:span></text:p>
          <text:p text:style-name="P2"><text:span text:style-name="Source_20_Text">let name = "John"; // string</text:span></text:p>
          <text:p text:style-name="P3"><text:span text:style-name="Source_20_Text">const isActive = true; // boolean</text:span></text:p>
        </text:list-item>
      </text:list>
      <text:p text:style-name="Horizontal_20_Line"/>
      <text:h text:style-name="Heading_20_3" text:outline-level="3">3. <text:span text:style-name="Strong_20_Emphasis">Operatörler</text:span></text:h>
      <text:list text:style-name="L2">
        <text:list-item>
          <text:p text:style-name="P4"><text:span text:style-name="Strong_20_Emphasis">Aritmetik Operatörler</text:span>: 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%</text:span> (modül)</text:p>
        </text:list-item>
        <text:list-item>
          <text:p text:style-name="P4"><text:span text:style-name="Strong_20_Emphasis">Karşılaştırma Operatörleri</text:span>: <text:span text:style-name="Source_20_Text">==</text:span>, <text:span text:style-name="Source_20_Text">===</text:span> (eşitlik), <text:span text:style-name="Source_20_Text">!=</text:span>, <text:span text:style-name="Source_20_Text">&gt;</text:span>, <text:span text:style-name="Source_20_Text">&lt;</text:span>, <text:span text:style-name="Source_20_Text">&gt;=</text:span>, <text:span text:style-name="Source_20_Text">&lt;=</text:span></text:p>
        </text:list-item>
        <text:list-item>
          <text:p text:style-name="P4"><text:span text:style-name="Strong_20_Emphasis">Mantıksal Operatörler</text:span>: <text:span text:style-name="Source_20_Text">&amp;&amp;</text:span> (ve), <text:span text:style-name="Source_20_Text">||</text:span> (veya), <text:span text:style-name="Source_20_Text">!</text:span> (değil)</text:p>
        </text:list-item>
      </text:list>
      <text:p text:style-name="Horizontal_20_Line"/>
      <text:h text:style-name="Heading_20_3" text:outline-level="3">4. <text:span text:style-name="Strong_20_Emphasis">Kontrol Yapıları</text:span></text:h>
      <text:list text:style-name="L3">
        <text:list-item>
          <text:p text:style-name="P5"><text:span text:style-name="Strong_20_Emphasis">Koşul İfadeleri:</text:span></text:p>
          <text:list>
            <text:list-item>
              <text:p text:style-name="P5"><text:span text:style-name="Source_20_Text">if</text:span>, <text:span text:style-name="Source_20_Text">else</text:span>, <text:span text:style-name="Source_20_Text">else if</text:span></text:p>
            </text:list-item>
            <text:list-item>
              <text:p text:style-name="P5"><text:span text:style-name="Source_20_Text">switch</text:span></text:p>
            </text:list-item>
          </text:list>
          <text:p text:style-name="P5"><text:span text:style-name="Strong_20_Emphasis">Örnek:</text:span></text:p>
          <text:p text:style-name="P6"><text:span text:style-name="Source_20_Text">let number = 5;</text:span></text:p>
          <text:p text:style-name="P6"><text:span text:style-name="Source_20_Text">if (number &gt; 0) {</text:span></text:p>
          <text:p text:style-name="P6"><text:span text:style-name="Source_20_Text"><text:s text:c="4"/>console.log("Pozitif sayı");</text:span></text:p>
          <text:p text:style-name="P6"><text:span text:style-name="Source_20_Text">} else {</text:span></text:p>
          <text:p text:style-name="P6"><text:span text:style-name="Source_20_Text"><text:s text:c="4"/>console.log("Negatif sayı");</text:span></text:p>
          <text:p text:style-name="P7"><text:span text:style-name="Source_20_Text">}</text:span></text:p>
        </text:list-item>
        <text:list-item>
          <text:p text:style-name="P5"><text:soft-page-break/><text:span text:style-name="Strong_20_Emphasis">Döngüler:</text:span></text:p>
          <text:list>
            <text:list-item>
              <text:p text:style-name="P5"><text:span text:style-name="Source_20_Text">for</text:span>, <text:span text:style-name="Source_20_Text">while</text:span>, <text:span text:style-name="Source_20_Text">do...while</text:span></text:p>
            </text:list-item>
          </text:list>
          <text:p text:style-name="P5"><text:span text:style-name="Strong_20_Emphasis">Örnek:</text:span></text:p>
          <text:p text:style-name="P6"><text:span text:style-name="Source_20_Text">for (let i = 0; i &lt; 5; i++) {</text:span></text:p>
          <text:p text:style-name="P6"><text:span text:style-name="Source_20_Text"><text:s text:c="4"/>console.log(i); // 0, 1, 2, 3, 4</text:span></text:p>
          <text:p text:style-name="P7"><text:span text:style-name="Source_20_Text">}</text:span></text:p>
        </text:list-item>
      </text:list>
      <text:p text:style-name="Horizontal_20_Line"/>
      <text:h text:style-name="Heading_20_3" text:outline-level="3">5. <text:span text:style-name="Strong_20_Emphasis">Fonksiyonlar</text:span></text:h>
      <text:list text:style-name="L4">
        <text:list-item>
          <text:p text:style-name="P8"><text:span text:style-name="Strong_20_Emphasis">Fonksiyon Tanımlama:</text:span></text:p>
          <text:p text:style-name="P9"><text:span text:style-name="Source_20_Text">function greet(name) {</text:span></text:p>
          <text:p text:style-name="P9"><text:span text:style-name="Source_20_Text"><text:s text:c="4"/>return "Hello, " + name;</text:span></text:p>
          <text:p text:style-name="P9"><text:span text:style-name="Source_20_Text">}</text:span></text:p>
          <text:p text:style-name="P10"><text:span text:style-name="Source_20_Text">console.log(greet("Alice")); // "Hello, Alice"</text:span></text:p>
        </text:list-item>
        <text:list-item>
          <text:p text:style-name="P8"><text:span text:style-name="Strong_20_Emphasis">Arrow Function (Ok Fonksiyonu):</text:span></text:p>
          <text:p text:style-name="P9"><text:span text:style-name="Source_20_Text">const greet = (name) =&gt; "Hello, " + name;</text:span></text:p>
          <text:p text:style-name="P10"><text:span text:style-name="Source_20_Text">console.log(greet("Alice")); // "Hello, Alice"</text:span></text:p>
        </text:list-item>
        <text:list-item>
          <text:p text:style-name="P10"><text:span text:style-name="Source_20_Text">toBe: function(expected) ifadesi, JavaScript'te bir nesne içinde fonksiyon tanımlamanın bir yoludur. Bunu birkaç şekilde açıklayabilirim:</text:span></text:p>
        </text:list-item>
      </text:list>
      <text:p text:style-name="Horizontal_20_Line"/>
      <text:p text:style-name="Text_20_body"/>
      <text:h text:style-name="Heading_20_3" text:outline-level="3">6. <text:span text:style-name="Strong_20_Emphasis">Array (Dizi) ve Object (Nesne)</text:span></text:h>
      <text:list xml:id="list1449519435" text:style-name="L5">
        <text:list-item>
          <text:p text:style-name="P11"><text:span text:style-name="Strong_20_Emphasis">Diziler (Array):</text:span> Diziler, birden fazla değeri saklayabilen veri yapılarına denir.</text:p>
          <text:p text:style-name="P12"><text:span text:style-name="Source_20_Text">let fruits = ["apple", "banana", "cherry"];</text:span></text:p>
          <text:p text:style-name="P13"><text:span text:style-name="Source_20_Text">console.log(fruits[0]); // "apple"</text:span></text:p>
        </text:list-item>
        <text:list-item>
          <text:p text:style-name="P11"><text:span text:style-name="Strong_20_Emphasis">Nesneler (Object):</text:span> Nesneler, anahtar-değer çiftleriyle veri saklamak için kullanılır.</text:p>
          <text:p text:style-name="P12"><text:span text:style-name="Source_20_Text">let person = {</text:span></text:p>
          <text:p text:style-name="P12"><text:span text:style-name="Source_20_Text"><text:s text:c="4"/>name: "Alice",</text:span></text:p>
          <text:p text:style-name="P12"><text:span text:style-name="Source_20_Text"><text:s text:c="4"/>age: 30</text:span></text:p>
          <text:p text:style-name="P12"><text:span text:style-name="Source_20_Text">};</text:span></text:p>
          <text:p text:style-name="P13"><text:span text:style-name="Source_20_Text">console.log(person.name); // "Alice"</text:span></text:p>
        </text:list-item>
      </text:list>
      <text:p text:style-name="Horizontal_20_Line"/>
      <text:h text:style-name="Heading_20_3" text:outline-level="3">7. <text:span text:style-name="Strong_20_Emphasis">DOM Manipülasyonu (Document Object Model)</text:span></text:h>
      <text:p text:style-name="Text_20_body">JavaScript, HTML içeriğiyle etkileşim kurmak için <text:span text:style-name="Strong_20_Emphasis">DOM</text:span>'u (Document Object Model) kullanır. DOM, HTML veya XML belgesinin yapısını temsil eden bir ağaç yapısıdır. JavaScript ile bu yapıyı değiştirebilir, HTML öğeleriyle etkileşimde bulunabilir ve olayları dinleyebilirsiniz.</text:p>
      <text:list text:style-name="L6">
        <text:list-item>
          <text:p text:style-name="P14"><text:span text:style-name="Strong_20_Emphasis">Element Seçimi:</text:span> DOM'daki elementlere erişmek için birkaç farklı yöntem vardır:</text:p>
          <text:list>
            <text:list-item>
              <text:p text:style-name="P14"><text:span text:style-name="Source_20_Text">getElementById()</text:span>: Belirli bir <text:span text:style-name="Source_20_Text">id</text:span>'ye sahip öğeyi seçer.</text:p>
            </text:list-item>
            <text:list-item>
              <text:p text:style-name="P14"><text:soft-page-break/><text:span text:style-name="Source_20_Text">getElementsByClassName()</text:span>: Belirli bir sınıf adına sahip öğeleri seçer.</text:p>
            </text:list-item>
            <text:list-item>
              <text:p text:style-name="P14"><text:span text:style-name="Source_20_Text">getElementsByTagName()</text:span>: Belirli bir etiket adına sahip öğeleri seçer.</text:p>
            </text:list-item>
            <text:list-item>
              <text:p text:style-name="P14"><text:span text:style-name="Source_20_Text">querySelector()</text:span>: CSS seçiciye göre ilk öğeyi seçer.</text:p>
            </text:list-item>
            <text:list-item>
              <text:p text:style-name="P14"><text:span text:style-name="Source_20_Text">querySelectorAll()</text:span>: CSS seçiciye göre tüm öğeleri seçer.</text:p>
            </text:list-item>
          </text:list>
          <text:p text:style-name="P14"><text:span text:style-name="Strong_20_Emphasis">Örnek:</text:span></text:p>
          <text:p text:style-name="P15"><text:span text:style-name="Source_20_Text">let element = document.getElementById("myElement");</text:span></text:p>
          <text:p text:style-name="P16"><text:span text:style-name="Source_20_Text">let allItems = document.querySelectorAll(".item");</text:span></text:p>
        </text:list-item>
        <text:list-item>
          <text:p text:style-name="P14"><text:span text:style-name="Strong_20_Emphasis">Elementin İçeriğini Değiştirme:</text:span> Seçilen öğenin içeriğini değiştirmek için <text:span text:style-name="Source_20_Text">innerHTML</text:span>, <text:span text:style-name="Source_20_Text">textContent</text:span> veya <text:span text:style-name="Source_20_Text">value</text:span> gibi özellikler kullanılabilir.</text:p>
          <text:p text:style-name="P14"><text:span text:style-name="Strong_20_Emphasis">Örnek:</text:span></text:p>
          <text:p text:style-name="P15"><text:span text:style-name="Source_20_Text">let element = document.getElementById("myElement");</text:span></text:p>
          <text:p text:style-name="P15"><text:span text:style-name="Source_20_Text">element.innerHTML = "Yeni içerik"; // HTML içeriği değiştirme</text:span></text:p>
          <text:p text:style-name="P16"><text:span text:style-name="Source_20_Text">element.textContent = "Sadece metin"; // Sadece metin içeriği değiştirme</text:span></text:p>
        </text:list-item>
        <text:list-item>
          <text:p text:style-name="P14"><text:span text:style-name="Strong_20_Emphasis">Yeni Element Oluşturma:</text:span> JavaScript ile yeni HTML öğeleri oluşturabilir ve mevcut sayfaya ekleyebilirsiniz.</text:p>
          <text:p text:style-name="P14"><text:span text:style-name="Strong_20_Emphasis">Örnek:</text:span></text:p>
          <text:p text:style-name="P15"><text:span text:style-name="Source_20_Text">let newDiv = document.createElement("div");</text:span></text:p>
          <text:p text:style-name="P15"><text:span text:style-name="Source_20_Text">newDiv.innerHTML = "Yeni bir div öğesi";</text:span></text:p>
          <text:p text:style-name="P16"><text:span text:style-name="Source_20_Text">document.body.appendChild(newDiv); // Yeni öğeyi sayfaya ekler</text:span></text:p>
        </text:list-item>
        <text:list-item>
          <text:p text:style-name="P14"><text:span text:style-name="Strong_20_Emphasis">Olay Dinleyicisi (Event Listener):</text:span> JavaScript, sayfa üzerindeki olayları (click, keypress, mouseover vb.) dinlemek için <text:span text:style-name="Source_20_Text">addEventListener()</text:span> metodunu kullanır. Bu, etkileşimli web sayfaları oluşturmak için çok önemlidir.</text:p>
          <text:p text:style-name="P14"><text:span text:style-name="Strong_20_Emphasis">Örnek:</text:span></text:p>
          <text:p text:style-name="P15"><text:span text:style-name="Source_20_Text">let button = document.getElementById("myButton");</text:span></text:p>
          <text:p text:style-name="P15"><text:span text:style-name="Source_20_Text">button.addEventListener("click", function() {</text:span></text:p>
          <text:p text:style-name="P15"><text:span text:style-name="Source_20_Text"><text:s text:c="4"/>alert("Butona tıklandı!");</text:span></text:p>
          <text:p text:style-name="P16"><text:span text:style-name="Source_20_Text">});</text:span></text:p>
        </text:list-item>
      </text:list>
      <text:p text:style-name="Horizontal_20_Line"/>
      <text:h text:style-name="Heading_20_3" text:outline-level="3">8. <text:span text:style-name="Strong_20_Emphasis">Asenkron Programlama</text:span></text:h>
      <text:p text:style-name="Text_20_body">JavaScript, asenkron işlemleri yönetmek için çeşitli yöntemlere sahiptir. Asenkron programlama, işlemlerin sırasıyla değil, aynı anda çalışmasına olanak tanır. Bu, genellikle API çağrıları, zamanlayıcılar veya uzun süreli işlemler için kullanılır.</text:p>
      <text:h text:style-name="Heading_20_4" text:outline-level="4"><text:span text:style-name="Strong_20_Emphasis">setTimeout / setInterval</text:span></text:h>
      <text:list text:style-name="L7">
        <text:list-item>
          <text:p text:style-name="P17"><text:span text:style-name="Source_20_Text">setTimeout()</text:span>: Belirli bir süre sonra bir fonksiyon çalıştırır.</text:p>
        </text:list-item>
        <text:list-item>
          <text:p text:style-name="P17"><text:span text:style-name="Source_20_Text">setInterval()</text:span>: Belirli aralıklarla bir fonksiyon çalıştırır.</text:p>
        </text:list-item>
      </text:list>
      <text:p text:style-name="Text_20_body"><text:span text:style-name="Strong_20_Emphasis">Örnek:</text:span></text:p>
      <text:p text:style-name="Preformatted_20_Text"><text:span text:style-name="Source_20_Text">// 3 saniye sonra bir fonksiyon çalıştırmak</text:span></text:p>
      <text:p text:style-name="Preformatted_20_Text"><text:soft-page-break/><text:span text:style-name="Source_20_Text">setTimeout(() =&gt; {</text:span></text:p>
      <text:p text:style-name="Preformatted_20_Text"><text:span text:style-name="Source_20_Text"><text:s text:c="4"/>console.log("3 saniye geçti");</text:span></text:p>
      <text:p text:style-name="Preformatted_20_Text"><text:span text:style-name="Source_20_Text">}, 3000);</text:span></text:p>
      <text:p text:style-name="Preformatted_20_Text"/>
      <text:p text:style-name="Preformatted_20_Text"><text:span text:style-name="Source_20_Text">// Her 2 saniyede bir fonksiyon çalıştırmak</text:span></text:p>
      <text:p text:style-name="Preformatted_20_Text"><text:span text:style-name="Source_20_Text">setInterval(() =&gt; {</text:span></text:p>
      <text:p text:style-name="Preformatted_20_Text"><text:span text:style-name="Source_20_Text"><text:s text:c="4"/>console.log("2 saniye geçti");</text:span></text:p>
      <text:p text:style-name="P18"><text:span text:style-name="Source_20_Text">}, 2000);</text:span></text:p>
      <text:h text:style-name="Heading_20_4" text:outline-level="4"><text:span text:style-name="Strong_20_Emphasis">Promise</text:span></text:h>
      <text:p text:style-name="Text_20_body"><text:span text:style-name="Source_20_Text">Promise</text:span>, asenkron işlemlerin sonucunu temsil eden bir nesnedir. <text:span text:style-name="Source_20_Text">resolve</text:span> ve <text:span text:style-name="Source_20_Text">reject</text:span> gibi durumlar ile işlem tamamlandığında bir değer döner veya hata mesajı gönderilir.</text:p>
      <text:p text:style-name="Text_20_body"><text:span text:style-name="Strong_20_Emphasis">Örnek:</text:span></text:p>
      <text:p text:style-name="Preformatted_20_Text"><text:span text:style-name="Source_20_Text">let myPromise = new Promise((resolve, reject) =&gt; {</text:span></text:p>
      <text:p text:style-name="Preformatted_20_Text"><text:span text:style-name="Source_20_Text"><text:s text:c="4"/>let success = true;</text:span></text:p>
      <text:p text:style-name="Preformatted_20_Text"><text:span text:style-name="Source_20_Text"><text:s text:c="4"/>if (success) {</text:span></text:p>
      <text:p text:style-name="Preformatted_20_Text"><text:span text:style-name="Source_20_Text"><text:s text:c="8"/>resolve("İşlem başarılı")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reject("İşlem başarısız");</text:span></text:p>
      <text:p text:style-name="Preformatted_20_Text"><text:span text:style-name="Source_20_Text"><text:s text:c="4"/>}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myPromise.then((message) =&gt; {</text:span></text:p>
      <text:p text:style-name="Preformatted_20_Text"><text:span text:style-name="Source_20_Text"><text:s text:c="4"/>console.log(message); // "İşlem başarılı"</text:span></text:p>
      <text:p text:style-name="Preformatted_20_Text"><text:span text:style-name="Source_20_Text">}).catch((message) =&gt; {</text:span></text:p>
      <text:p text:style-name="Preformatted_20_Text"><text:span text:style-name="Source_20_Text"><text:s text:c="4"/>console.log(message); // "İşlem başarısız"</text:span></text:p>
      <text:p text:style-name="P18"><text:span text:style-name="Source_20_Text">});</text:span></text:p>
      <text:h text:style-name="Heading_20_4" text:outline-level="4"><text:span text:style-name="Strong_20_Emphasis">Async / Await</text:span></text:h>
      <text:p text:style-name="Text_20_body"><text:span text:style-name="Source_20_Text">async</text:span> ve <text:span text:style-name="Source_20_Text">await</text:span>, <text:span text:style-name="Source_20_Text">Promise</text:span> tabanlı asenkron işlemleri daha okunabilir ve senkron hale getirmek için kullanılan iki JavaScript özelliğidir.</text:p>
      <text:p text:style-name="Text_20_body"><text:span text:style-name="Strong_20_Emphasis">Örnek:</text:span></text:p>
      <text:p text:style-name="Preformatted_20_Text"><text:span text:style-name="Source_20_Text">async function fetchData() {</text:span></text:p>
      <text:p text:style-name="Preformatted_20_Text"><text:span text:style-name="Source_20_Text"><text:s text:c="4"/>let response = await fetch("https://api.example.com/data");</text:span></text:p>
      <text:p text:style-name="Preformatted_20_Text"><text:span text:style-name="Source_20_Text"><text:s text:c="4"/>let data = await response.json();</text:span></text:p>
      <text:p text:style-name="Preformatted_20_Text"><text:span text:style-name="Source_20_Text"><text:s text:c="4"/>console.log(data);</text:span></text:p>
      <text:p text:style-name="Preformatted_20_Text"><text:span text:style-name="Source_20_Text">}</text:span></text:p>
      <text:p text:style-name="Preformatted_20_Text"/>
      <text:p text:style-name="P18"><text:span text:style-name="Source_20_Text">fetchData();</text:span></text:p>
      <text:list text:style-name="L8">
        <text:list-item>
          <text:p text:style-name="P19"><text:span text:style-name="Source_20_Text">async</text:span> fonksiyon, her zaman bir <text:span text:style-name="Source_20_Text">Promise</text:span> döner.</text:p>
        </text:list-item>
        <text:list-item>
          <text:p text:style-name="P19"><text:span text:style-name="Source_20_Text">await</text:span> ifadesi, bir <text:span text:style-name="Source_20_Text">Promise</text:span>’in çözülmesini bekler.</text:p>
        </text:list-item>
      </text:list>
      <text:p text:style-name="Horizontal_20_Line"/>
      <text:h text:style-name="Heading_20_3" text:outline-level="3">9. <text:span text:style-name="Strong_20_Emphasis">Error Handling (Hata Yönetimi)</text:span></text:h>
      <text:p text:style-name="Text_20_body">JavaScript'te hataları yönetmek için <text:span text:style-name="Source_20_Text">try...catch</text:span> blokları kullanılır. Hatalar, try bloğunda yapılmaya çalışılan işlemler sırasında meydana gelirse, <text:span text:style-name="Source_20_Text">catch</text:span> bloğu devreye girer.</text:p>
      <text:p text:style-name="Text_20_body"><text:span text:style-name="Strong_20_Emphasis">Örnek:</text:span></text:p>
      <text:p text:style-name="Preformatted_20_Text"><text:span text:style-name="Source_20_Text">try {</text:span></text:p>
      <text:p text:style-name="Preformatted_20_Text"><text:soft-page-break/><text:span text:style-name="Source_20_Text"><text:s text:c="4"/>let result = riskyFunction(); // Hatalı bir fonksiyon çağrısı</text:span></text:p>
      <text:p text:style-name="Preformatted_20_Text"><text:span text:style-name="Source_20_Text">} catch (error) {</text:span></text:p>
      <text:p text:style-name="Preformatted_20_Text"><text:span text:style-name="Source_20_Text"><text:s text:c="4"/>console.log("Bir hata oluştu:", error.message); // Hata mesajını yakala</text:span></text:p>
      <text:p text:style-name="P18"><text:span text:style-name="Source_20_Text">}</text:span></text:p>
      <text:list text:style-name="L9">
        <text:list-item>
          <text:p text:style-name="P20"><text:span text:style-name="Strong_20_Emphasis"><text:span text:style-name="Source_20_Text">throw</text:span></text:span>: Bir hata fırlatmak için kullanılır.</text:p>
          <text:p text:style-name="P21"><text:span text:style-name="Source_20_Text">throw new Error("Bir hata oluştu");</text:span></text:p>
        </text:list-item>
      </text:list>
      <text:p text:style-name="Horizontal_20_Line"/>
      <text:h text:style-name="Heading_20_3" text:outline-level="3">10. <text:span text:style-name="Strong_20_Emphasis">JavaScript'te Sık Kullanılan Yöntemler ve Özellikler</text:span></text:h>
      <text:h text:style-name="Heading_20_4" text:outline-level="4"><text:span text:style-name="Strong_20_Emphasis">Array Methods (Dizi Yöntemleri)</text:span></text:h>
      <text:p text:style-name="Text_20_body">JavaScript dizileri, bazı yerleşik metodlarla birçok işlem yapmanıza olanak tanır:</text:p>
      <text:list text:style-name="L10">
        <text:list-item>
          <text:p text:style-name="P22"><text:span text:style-name="Strong_20_Emphasis"><text:span text:style-name="Source_20_Text">push()</text:span></text:span>: Diziye bir eleman ekler.</text:p>
        </text:list-item>
        <text:list-item>
          <text:p text:style-name="P22"><text:span text:style-name="Strong_20_Emphasis"><text:span text:style-name="Source_20_Text">pop()</text:span></text:span>: Diziden son elemanı çıkarır.</text:p>
        </text:list-item>
        <text:list-item>
          <text:p text:style-name="P22"><text:span text:style-name="Strong_20_Emphasis"><text:span text:style-name="Source_20_Text">shift()</text:span></text:span>: Dizinin ilk elemanını çıkarır.</text:p>
        </text:list-item>
        <text:list-item>
          <text:p text:style-name="P22"><text:span text:style-name="Strong_20_Emphasis"><text:span text:style-name="Source_20_Text">unshift()</text:span></text:span>: Diziye ilk eleman ekler.</text:p>
        </text:list-item>
        <text:list-item>
          <text:p text:style-name="P22"><text:span text:style-name="Strong_20_Emphasis"><text:span text:style-name="Source_20_Text">map()</text:span></text:span>: Dizi elemanları üzerinde işlem yapar ve yeni bir dizi döner.</text:p>
        </text:list-item>
        <text:list-item>
          <text:p text:style-name="P22"><text:span text:style-name="Strong_20_Emphasis"><text:span text:style-name="Source_20_Text">filter()</text:span></text:span>: Belirli bir koşula uyan elemanları filtreler.</text:p>
        </text:list-item>
        <text:list-item>
          <text:p text:style-name="P22"><text:span text:style-name="Strong_20_Emphasis"><text:span text:style-name="Source_20_Text">reduce()</text:span></text:span>: Dizi elemanlarını tek bir değere indirger.</text:p>
        </text:list-item>
      </text:list>
      <text:p text:style-name="Text_20_body"><text:span text:style-name="Strong_20_Emphasis">Örnek:</text:span></text:p>
      <text:p text:style-name="Preformatted_20_Text"><text:span text:style-name="Source_20_Text">let numbers = [1, 2, 3, 4];</text:span></text:p>
      <text:p text:style-name="Preformatted_20_Text"><text:span text:style-name="Source_20_Text">let doubled = numbers.map(num =&gt; num * 2);</text:span></text:p>
      <text:p text:style-name="P18"><text:span text:style-name="Source_20_Text">console.log(doubled); // [2, 4, 6, 8]</text:span></text:p>
      <text:h text:style-name="Heading_20_4" text:outline-level="4"><text:span text:style-name="Strong_20_Emphasis">String Methods (Dizi Yöntemleri)</text:span></text:h>
      <text:p text:style-name="Text_20_body">Stringler üzerinde de bir dizi kullanışlı metod bulunur:</text:p>
      <text:list text:style-name="L11">
        <text:list-item>
          <text:p text:style-name="P23"><text:span text:style-name="Strong_20_Emphasis"><text:span text:style-name="Source_20_Text">toUpperCase()</text:span></text:span>: Tüm harfleri büyük yapar.</text:p>
        </text:list-item>
        <text:list-item>
          <text:p text:style-name="P23"><text:span text:style-name="Strong_20_Emphasis"><text:span text:style-name="Source_20_Text">toLowerCase()</text:span></text:span>: Tüm harfleri küçük yapar.</text:p>
        </text:list-item>
        <text:list-item>
          <text:p text:style-name="P23"><text:span text:style-name="Strong_20_Emphasis"><text:span text:style-name="Source_20_Text">substring()</text:span></text:span>: Belirtilen aralıktaki karakterleri döner.</text:p>
        </text:list-item>
        <text:list-item>
          <text:p text:style-name="P23"><text:span text:style-name="Strong_20_Emphasis"><text:span text:style-name="Source_20_Text">indexOf()</text:span></text:span>: Belirtilen değerin dizideki ilk konumunu döner.</text:p>
        </text:list-item>
        <text:list-item>
          <text:p text:style-name="P23"><text:span text:style-name="Strong_20_Emphasis"><text:span text:style-name="Source_20_Text">split()</text:span></text:span>: Bir string'i dizilere böler.</text:p>
        </text:list-item>
      </text:list>
      <text:p text:style-name="Text_20_body"><text:span text:style-name="Strong_20_Emphasis">Örnek:</text:span></text:p>
      <text:p text:style-name="Preformatted_20_Text"><text:span text:style-name="Source_20_Text">let text = "JavaScript";</text:span></text:p>
      <text:p text:style-name="P18"><text:span text:style-name="Source_20_Text">console.log(text.toUpperCase()); // "JAVASCRIPT"</text:span></text:p>
      <text:h text:style-name="Heading_20_4" text:outline-level="4"><text:span text:style-name="Strong_20_Emphasis">Object Methods (Nesne Yöntemleri)</text:span></text:h>
      <text:p text:style-name="Text_20_body">Nesnelerle çalışırken de bazı faydalı yöntemler vardır:</text:p>
      <text:list text:style-name="L12">
        <text:list-item>
          <text:p text:style-name="P24"><text:soft-page-break/><text:span text:style-name="Strong_20_Emphasis"><text:span text:style-name="Source_20_Text">Object.keys()</text:span></text:span>: Nesnenin tüm anahtarlarını bir dizi olarak döner.</text:p>
        </text:list-item>
        <text:list-item>
          <text:p text:style-name="P24"><text:span text:style-name="Strong_20_Emphasis"><text:span text:style-name="Source_20_Text">Object.values()</text:span></text:span>: Nesnenin tüm değerlerini bir dizi olarak döner.</text:p>
        </text:list-item>
        <text:list-item>
          <text:p text:style-name="P24"><text:span text:style-name="Strong_20_Emphasis"><text:span text:style-name="Source_20_Text">Object.assign()</text:span></text:span>: Bir nesneyi başka bir nesne ile birleştirir.</text:p>
        </text:list-item>
      </text:list>
      <text:p text:style-name="Text_20_body"><text:span text:style-name="Strong_20_Emphasis">Örnek:</text:span></text:p>
      <text:p text:style-name="Preformatted_20_Text"><text:span text:style-name="Source_20_Text">let person = { name: "Alice", age: 25 };</text:span></text:p>
      <text:p text:style-name="Preformatted_20_Text"><text:span text:style-name="Source_20_Text">console.log(Object.keys(person)); // ["name", "age"]</text:span></text:p>
      <text:p text:style-name="P18"><text:span text:style-name="Source_20_Text">console.log(Object.values(person)); // ["Alice", 25]</text:span></text:p>
      <text:p text:style-name="Horizontal_20_Line"/>
      <text:h text:style-name="Heading_20_3" text:outline-level="3">11. <text:span text:style-name="Strong_20_Emphasis">Modüller ve İçe Aktarma (ES6+)</text:span></text:h>
      <text:p text:style-name="Text_20_body">Modüler JavaScript, projeleri daha düzenli hale getirir. ES6 ile gelen <text:span text:style-name="Strong_20_Emphasis">import</text:span> ve <text:span text:style-name="Strong_20_Emphasis">export</text:span> anahtar kelimeleri, modülleri daha kolay kullanmanıza olanak tanır.</text:p>
      <text:h text:style-name="Heading_20_4" text:outline-level="4"><text:span text:style-name="Strong_20_Emphasis">Export ve Import:</text:span></text:h>
      <text:list text:style-name="L13">
        <text:list-item>
          <text:p text:style-name="P25"><text:span text:style-name="Strong_20_Emphasis"><text:span text:style-name="Source_20_Text">export</text:span></text:span>: Bir fonksiyonu, nesneyi veya değişkeni dışa aktarır.</text:p>
        </text:list-item>
        <text:list-item>
          <text:p text:style-name="P25"><text:span text:style-name="Strong_20_Emphasis"><text:span text:style-name="Source_20_Text">import</text:span></text:span>: Başka bir dosyada dışa aktarılan öğeleri içeri aktarır.</text:p>
        </text:list-item>
      </text:list>
      <text:p text:style-name="Text_20_body"><text:span text:style-name="Strong_20_Emphasis">Örnek:</text:span></text:p>
      <text:p text:style-name="Preformatted_20_Text"><text:span text:style-name="Source_20_Text">// module.js</text:span></text:p>
      <text:p text:style-name="Preformatted_20_Text"><text:span text:style-name="Source_20_Text">export const add = (a, b) =&gt; a + b;</text:span></text:p>
      <text:p text:style-name="Preformatted_20_Text"><text:span text:style-name="Source_20_Text">export const subtract = (a, b) =&gt; a - b;</text:span></text:p>
      <text:p text:style-name="Preformatted_20_Text"/>
      <text:p text:style-name="Preformatted_20_Text"><text:span text:style-name="Source_20_Text">// app.js</text:span></text:p>
      <text:p text:style-name="Preformatted_20_Text"><text:span text:style-name="Source_20_Text">import { add, subtract } from './module.js';</text:span></text:p>
      <text:p text:style-name="P18"><text:span text:style-name="Source_20_Text">console.log(add(3, 2)); // 5</text:span></text:p>
      <text:p text:style-name="Horizontal_20_Line"/>
      <text:h text:style-name="Heading_20_3" text:outline-level="3">12. <text:span text:style-name="Strong_20_Emphasis">ES6+ Özellikleri</text:span></text:h>
      <text:list text:style-name="L14">
        <text:list-item>
          <text:p text:style-name="P26"><text:span text:style-name="Strong_20_Emphasis">Template Literals (Şablon Dizeleri):</text:span> JavaScript'te dinamik metinler oluştururken, string interpolasyonunu kolaylaştırır.</text:p>
          <text:p text:style-name="P27"><text:span text:style-name="Source_20_Text">let name = "Alice";</text:span></text:p>
          <text:p text:style-name="P28"><text:span text:style-name="Source_20_Text">let greeting = `Hello, ${name}!`;</text:span></text:p>
        </text:list-item>
        <text:list-item>
          <text:p text:style-name="P26"><text:span text:style-name="Strong_20_Emphasis">Destructuring:</text:span> Nesneleri ve dizileri daha kolay çözümlemek için kullanılır.</text:p>
          <text:p text:style-name="P27"><text:span text:style-name="Source_20_Text">const person = { name: "Alice", age: 30 };</text:span></text:p>
          <text:p text:style-name="P27"><text:span text:style-name="Source_20_Text">const { name, age } = person;</text:span></text:p>
          <text:p text:style-name="P28"><text:span text:style-name="Source_20_Text">console.log(name, age); // "Alice", 30</text:span></text:p>
        </text:list-item>
        <text:list-item>
          <text:p text:style-name="P26"><text:span text:style-name="Strong_20_Emphasis">Spread Operator:</text:span> Dizi ve nesneleri kopyalamak veya birleştirmek için kullanılır.</text:p>
          <text:p text:style-name="P27"><text:span text:style-name="Source_20_Text">const arr1 = [1, 2, 3];</text:span></text:p>
          <text:p text:style-name="P27"><text:span text:style-name="Source_20_Text">const arr2 = [...arr1, 4, 5];</text:span></text:p>
          <text:p text:style-name="P28"><text:span text:style-name="Source_20_Text">console.log(arr2); // [1, 2, 3, 4, 5]</text:span></text:p>
        </text:list-item>
      </text:list>
      <text:p text:style-name="Horizontal_20_Line"/>
      <text:list text:continue-list="list1449519435" text:style-name="L5">
        <text:list-item>
          <text:p text:style-name="P13"><text:span text:style-name="Source_20_Text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17:00:28.323834397</meta:creation-date>
    <dc:date>2025-05-01T23:06:30.737028823</dc:date>
    <meta:editing-duration>PT1H7M4S</meta:editing-duration>
    <meta:editing-cycles>2</meta:editing-cycles>
    <meta:generator>LibreOffice/24.8.6.2$Linux_X86_64 LibreOffice_project/d50be90c1d90f0f90a5235ffcbbafbbfa38a83c2</meta:generator>
    <meta:document-statistic meta:table-count="0" meta:image-count="0" meta:object-count="0" meta:page-count="6" meta:paragraph-count="191" meta:word-count="1188" meta:character-count="8182" meta:non-whitespace-character-count="7196"/>
  </office:meta>
</office:document-meta>
</file>